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98in"/>
    </style:style>
    <style:style style:name="co4" style:family="table-column">
      <style:table-column-properties fo:break-before="auto" style:column-width="1.3783in"/>
    </style:style>
    <style:style style:name="co5" style:family="table-column">
      <style:table-column-properties fo:break-before="auto" style:column-width="2.3744in"/>
    </style:style>
    <style:style style:name="co6" style:family="table-column">
      <style:table-column-properties fo:break-before="auto" style:column-width="2.1138in"/>
    </style:style>
    <style:style style:name="co7" style:family="table-column">
      <style:table-column-properties fo:break-before="auto" style:column-width="2.3965in"/>
    </style:style>
    <style:style style:name="co8" style:family="table-column">
      <style:table-column-properties fo:break-before="auto" style:column-width="0.5756in"/>
    </style:style>
    <style:style style:name="co9" style:family="table-column">
      <style:table-column-properties fo:break-before="auto" style:column-width="0.4346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0.561in"/>
    </style:style>
    <style:style style:name="co12" style:family="table-column">
      <style:table-column-properties fo:break-before="auto" style:column-width="0.4201in"/>
    </style:style>
    <style:style style:name="co13" style:family="table-column">
      <style:table-column-properties fo:break-before="auto" style:column-width="2.0693in"/>
    </style:style>
    <style:style style:name="co14" style:family="table-column">
      <style:table-column-properties fo:break-before="auto" style:column-width="0.9472in"/>
    </style:style>
    <style:style style:name="co15" style:family="table-column">
      <style:table-column-properties fo:break-before="auto" style:column-width="0.8063in"/>
    </style:style>
    <style:style style:name="co16" style:family="table-column">
      <style:table-column-properties fo:break-before="auto" style:column-width="0.3602in"/>
    </style:style>
    <style:style style:name="co17" style:family="table-column">
      <style:table-column-properties fo:break-before="auto" style:column-width="0.9327in"/>
    </style:style>
    <style:style style:name="co18" style:family="table-column">
      <style:table-column-properties fo:break-before="auto" style:column-width="0.7917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1">
      <style:table-cell-properties fo:background-color="transparent"/>
      <style:text-properties fo:color="#2323dc"/>
    </style:style>
    <style:style style:name="ce3" style:family="table-cell" style:parent-style-name="Default" style:data-style-name="N11">
      <style:table-cell-properties fo:background-color="transparent"/>
    </style:style>
    <style:style style:name="ce4" style:family="table-cell" style:parent-style-name="Default" style:data-style-name="N11">
      <style:table-cell-properties fo:background-color="transparent"/>
      <style:text-properties fo:color="#ff00ff"/>
    </style:style>
    <style:style style:name="ce5" style:family="table-cell" style:parent-style-name="Default" style:data-style-name="N11">
      <style:table-cell-properties fo:background-color="transparent"/>
      <style:text-properties fo:color="#0047ff"/>
    </style:style>
  </office:automatic-styles>
  <office:body>
    <office:spreadsheet>
      <table:table table:name="1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 </text:p>
          </table:table-cell>
          <table:table-cell office:value-type="string" calcext:value-type="string">
            <text:p>12 valid</text:p>
          </table:table-cell>
          <table:table-cell office:value-type="string" calcext:value-type="string">
            <text:p>12 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 valid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Artwork and Brand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Basesystem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Console Applic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Installer</text:p>
          </table:table-cell>
          <table:table-cell office:value-type="float" office:value="138" calcext:value-type="float">
            <text:p>138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LibreOffic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libzyp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Pattern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Security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Soun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Translation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Update Proble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Virtualization: Guest Instal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Virtualization: Management Tool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Virtualization: Oth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VP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X ATI/fglrx Driv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X nVidia 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X Server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1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11 valid</text:p>
          </table:table-cell>
          <table:table-cell office:value-type="string" calcext:value-type="string">
            <text:p>11 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 valid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AppArmo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Artwork and Branding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Banshee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Basesystem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Bootload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KD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Mobile Devices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Novell Client for Linu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Other Graphical Applicatio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Securit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Translations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Update Problems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Virtualization: Guest Installati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Virtualization: Keyboard, Mouse, Video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X ATI/fglrx Drive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X nVidia 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X Server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XEN: Kernel / Hyperviso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XEN: Save / Restore / Migr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compi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table:number-columns-repeated="6"/>
        </table:table-row>
      </table:table>
      <table:table table:name="12-tea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12-team-valid</text:p>
          </table:table-cell>
          <table:table-cell office:value-type="string" calcext:value-type="string">
            <text:p>12-team-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Artwork and Brand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Basesystem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Firefox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Installer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libzyp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Translatio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Virtualization: Guest Installati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Virtualization: Management Tool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X Serv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Console Applic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Update Proble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number-columns-repeated="6"/>
        </table:table-row>
      </table:table>
      <table:table table:name="11-team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component</text:p>
          </table:table-cell>
          <table:table-cell office:value-type="string" calcext:value-type="string">
            <text:p>11-team-valid</text:p>
          </table:table-cell>
          <table:table-cell office:value-type="string" calcext:value-type="string">
            <text:p>11-team-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<text:s text:c="6"/>Banshe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Documentatio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Evolu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Firefo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GNOM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Installati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Kern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Mobile Devic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Networ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Novell Client for Linux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Other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Packag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Patter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Registr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Update Problem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<text:s text:c="6"/>X ATI/fglrx Drive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X Serve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XEN: Save / Restore / Migr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YaST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6"/>
        </table:table-row>
      </table:table>
      <table:table table:name="12 vs 11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3"/>
        <table:table-column table:style-name="co10" table:default-cell-style-name="ce1"/>
        <table:table-column table:style-name="co4" table:default-cell-style-name="ce3"/>
        <table:table-column table:style-name="co11" table:default-cell-style-name="ce1"/>
        <table:table-column table:style-name="co12" table:default-cell-style-name="ce1"/>
        <table:table-column table:style-name="co3" table:default-cell-style-name="ce3"/>
        <table:table-column table:style-name="co10" table:default-cell-style-name="ce1"/>
        <table:table-column table:style-name="co4" table:default-cell-style-name="ce3"/>
        <table:table-column table:style-name="co2" table:number-columns-repeated="1013" table:default-cell-style-name="ce1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12-valid</text:p>
          </table:table-cell>
          <table:table-cell office:value-type="string" calcext:value-type="string">
            <text:p>12-all</text:p>
          </table:table-cell>
          <table:table-cell table:style-name="ce2" office:value-type="string" calcext:value-type="string">
            <text:p>percentage valid/all</text:p>
          </table:table-cell>
          <table:table-cell office:value-type="string" calcext:value-type="string">
            <text:p>total valid</text:p>
          </table:table-cell>
          <table:table-cell table:style-name="ce4" office:value-type="string" calcext:value-type="string">
            <text:p>percentage valid/total</text:p>
          </table:table-cell>
          <table:table-cell office:value-type="string" calcext:value-type="string">
            <text:p>11-valid</text:p>
          </table:table-cell>
          <table:table-cell office:value-type="string" calcext:value-type="string">
            <text:p>11-all</text:p>
          </table:table-cell>
          <table:table-cell table:style-name="ce2" office:value-type="string" calcext:value-type="string">
            <text:p>percentage valid/all</text:p>
          </table:table-cell>
          <table:table-cell office:value-type="string" calcext:value-type="string">
            <text:p>total valid</text:p>
          </table:table-cell>
          <table:table-cell table:style-name="ce4" office:value-type="string" calcext:value-type="string">
            <text:p>percentage valid/to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twork-and-Brand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table:formula="of:=[.B2]/[.C2]" office:value-type="percentage" office:value="0.6" calcext:value-type="percentage">
            <text:p>6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]/[.E2]" office:value-type="percentage" office:value="0.00455927051671732" calcext:value-type="percentage">
            <text:p>0.46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table:formula="of:=[.G2]/[.H2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]/[.J2]" office:value-type="percentage" office:value="0.0043859649122807" calcext:value-type="percentage">
            <text:p>0.4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esystem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style-name="ce2" table:formula="of:=[.B3]/[.C3]" office:value-type="percentage" office:value="0.675675675675676" calcext:value-type="percentage">
            <text:p>67.57%</text:p>
          </table:table-cell>
          <table:table-cell office:value-type="float" office:value="658" calcext:value-type="float">
            <text:p>658</text:p>
          </table:table-cell>
          <table:table-cell table:style-name="ce4" table:formula="of:=[.B3]/[.E3]" office:value-type="percentage" office:value="0.0759878419452888" calcext:value-type="percentage">
            <text:p>7.60%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2" table:formula="of:=[.G3]/[.H3]" office:value-type="percentage" office:value="0.777777777777778" calcext:value-type="percentage">
            <text:p>77.78%</text:p>
          </table:table-cell>
          <table:table-cell office:value-type="float" office:value="456" calcext:value-type="float">
            <text:p>456</text:p>
          </table:table-cell>
          <table:table-cell table:style-name="ce4" table:formula="of:=[.G3]/[.J3]" office:value-type="percentage" office:value="0.0153508771929825" calcext:value-type="percentage">
            <text:p>1.5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" table:formula="of:=[.B4]/[.C4]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4]/[.E4]" office:value-type="percentage" office:value="0.013677811550152" calcext:value-type="percentage">
            <text:p>1.37%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" table:formula="of:=[.G4]/[.H4]" office:value-type="percentage" office:value="0.96" calcext:value-type="percentage">
            <text:p>96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4]/[.J4]" office:value-type="percentage" office:value="0.0526315789473684" calcext:value-type="percentage">
            <text:p>5.2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[.B5]/[.C5]" office:value-type="percentage" office:value="0.75" calcext:value-type="percentage">
            <text:p>75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5]/[.E5]" office:value-type="percentage" office:value="0.00455927051671732" calcext:value-type="percentage">
            <text:p>0.46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table:formula="of:=[.G5]/[.H5]" office:value-type="percentage" office:value="0.5" calcext:value-type="percentage">
            <text:p>5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5]/[.J5]" office:value-type="percentage" office:value="0.0043859649122807" calcext:value-type="percentage">
            <text:p>0.4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table:formula="of:=[.B6]/[.C6]" office:value-type="percentage" office:value="0.888888888888889" calcext:value-type="percentage">
            <text:p>88.89%</text:p>
          </table:table-cell>
          <table:table-cell office:value-type="float" office:value="658" calcext:value-type="float">
            <text:p>658</text:p>
          </table:table-cell>
          <table:table-cell table:style-name="ce4" table:formula="of:=[.B6]/[.E6]" office:value-type="percentage" office:value="0.0121580547112462" calcext:value-type="percentage">
            <text:p>1.22%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2" table:formula="of:=[.G6]/[.H6]" office:value-type="percentage" office:value="0.833333333333333" calcext:value-type="percentage">
            <text:p>83.33%</text:p>
          </table:table-cell>
          <table:table-cell office:value-type="float" office:value="456" calcext:value-type="float">
            <text:p>456</text:p>
          </table:table-cell>
          <table:table-cell table:style-name="ce4" table:formula="of:=[.G6]/[.J6]" office:value-type="percentage" office:value="0.0328947368421053" calcext:value-type="percentage">
            <text:p>3.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table:style-name="ce2" table:formula="of:=[.B7]/[.C7]" office:value-type="percentage" office:value="0.887005649717514" calcext:value-type="percentage">
            <text:p>88.70%</text:p>
          </table:table-cell>
          <table:table-cell office:value-type="float" office:value="658" calcext:value-type="float">
            <text:p>658</text:p>
          </table:table-cell>
          <table:table-cell table:style-name="ce4" table:formula="of:=[.B7]/[.E7]" office:value-type="percentage" office:value="0.238601823708207" calcext:value-type="percentage">
            <text:p>23.86%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style-name="ce2" table:formula="of:=[.G7]/[.H7]" office:value-type="percentage" office:value="0.658227848101266" calcext:value-type="percentage">
            <text:p>65.82%</text:p>
          </table:table-cell>
          <table:table-cell office:value-type="float" office:value="456" calcext:value-type="float">
            <text:p>456</text:p>
          </table:table-cell>
          <table:table-cell table:style-name="ce4" table:formula="of:=[.G7]/[.J7]" office:value-type="percentage" office:value="0.114035087719298" calcext:value-type="percentage">
            <text:p>11.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B8]/[.C8]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8]/[.E8]" office:value-type="percentage" office:value="0.00151975683890578" calcext:value-type="percentage">
            <text:p>0.1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G8]/[.H8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8]/[.J8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style-name="ce2" table:formula="of:=[.B9]/[.C9]" office:value-type="percentage" office:value="0.787878787878788" calcext:value-type="percentage">
            <text:p>78.79%</text:p>
          </table:table-cell>
          <table:table-cell office:value-type="float" office:value="658" calcext:value-type="float">
            <text:p>658</text:p>
          </table:table-cell>
          <table:table-cell table:style-name="ce4" table:formula="of:=[.B9]/[.E9]" office:value-type="percentage" office:value="0.0395136778115502" calcext:value-type="percentage">
            <text:p>3.95%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style-name="ce2" table:formula="of:=[.G9]/[.H9]" office:value-type="percentage" office:value="0.79" calcext:value-type="percentage">
            <text:p>79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9]/[.J9]" office:value-type="percentage" office:value="0.173245614035088" calcext:value-type="percentage">
            <text:p>17.3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" table:formula="of:=[.B10]/[.C10]" office:value-type="percentage" office:value="0.882352941176471" calcext:value-type="percentage">
            <text:p>88.24%</text:p>
          </table:table-cell>
          <table:table-cell office:value-type="float" office:value="658" calcext:value-type="float">
            <text:p>658</text:p>
          </table:table-cell>
          <table:table-cell table:style-name="ce4" table:formula="of:=[.B10]/[.E10]" office:value-type="percentage" office:value="0.0227963525835866" calcext:value-type="percentage">
            <text:p>2.28%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2" table:formula="of:=[.G10]/[.H10]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0]/[.J10]" office:value-type="percentage" office:value="0.0263157894736842" calcext:value-type="percentage">
            <text:p>2.6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style-name="ce2" table:formula="of:=[.B11]/[.C11]" office:value-type="percentage" office:value="0.780487804878049" calcext:value-type="percentage">
            <text:p>78.05%</text:p>
          </table:table-cell>
          <table:table-cell office:value-type="float" office:value="658" calcext:value-type="float">
            <text:p>658</text:p>
          </table:table-cell>
          <table:table-cell table:style-name="ce4" table:formula="of:=[.B11]/[.E11]" office:value-type="percentage" office:value="0.0486322188449848" calcext:value-type="percentage">
            <text:p>4.86%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style-name="ce2" table:formula="of:=[.G11]/[.H11]" office:value-type="percentage" office:value="0.645833333333333" calcext:value-type="percentage">
            <text:p>64.58%</text:p>
          </table:table-cell>
          <table:table-cell office:value-type="float" office:value="456" calcext:value-type="float">
            <text:p>456</text:p>
          </table:table-cell>
          <table:table-cell table:style-name="ce4" table:formula="of:=[.G11]/[.J11]" office:value-type="percentage" office:value="0.0679824561403509" calcext:value-type="percentage">
            <text:p>6.8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2" table:formula="of:=[.B12]/[.C12]" office:value-type="percentage" office:value="0.931034482758621" calcext:value-type="percentage">
            <text:p>93.1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2]/[.E12]" office:value-type="percentage" office:value="0.0410334346504559" calcext:value-type="percentage">
            <text:p>4.10%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2" table:formula="of:=[.G12]/[.H12]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2]/[.J12]" office:value-type="percentage" office:value="0.0197368421052632" calcext:value-type="percentage">
            <text:p>1.9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ttern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2" table:formula="of:=[.B13]/[.C13]" office:value-type="percentage" office:value="0.642857142857143" calcext:value-type="percentage">
            <text:p>64.29%</text:p>
          </table:table-cell>
          <table:table-cell office:value-type="float" office:value="658" calcext:value-type="float">
            <text:p>658</text:p>
          </table:table-cell>
          <table:table-cell table:style-name="ce4" table:formula="of:=[.B13]/[.E13]" office:value-type="percentage" office:value="0.013677811550152" calcext:value-type="percentage">
            <text:p>1.37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G13]/[.H13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3]/[.J13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table:formula="of:=[.B14]/[.C14]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4]/[.E14]" office:value-type="percentage" office:value="0.00151975683890578" calcext:value-type="percentage">
            <text:p>0.1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G14]/[.H14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4]/[.J14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[.B15]/[.C15]" office:value-type="percentage" office:value="0.75" calcext:value-type="percentage">
            <text:p>75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5]/[.E15]" office:value-type="percentage" office:value="0.00455927051671732" calcext:value-type="percentage">
            <text:p>0.46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[.G15]/[.H15]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5]/[.J15]" office:value-type="percentage" office:value="0.00657894736842105" calcext:value-type="percentage">
            <text:p>0.6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curity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table:formula="of:=[.B16]/[.C16]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6]/[.E16]" office:value-type="percentage" office:value="0.00303951367781155" calcext:value-type="percentage">
            <text:p>0.3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[.G16]/[.H16]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6]/[.J16]" office:value-type="percentage" office:value="0.00657894736842105" calcext:value-type="percentage">
            <text:p>0.6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nd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" table:formula="of:=[.B17]/[.C17]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7]/[.E17]" office:value-type="percentage" office:value="0.0121580547112462" calcext:value-type="percentage">
            <text:p>1.22%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2" table:formula="of:=[.G17]/[.H17]" office:value-type="percentage" office:value="0.833333333333333" calcext:value-type="percentage">
            <text:p>83.33%</text:p>
          </table:table-cell>
          <table:table-cell office:value-type="float" office:value="456" calcext:value-type="float">
            <text:p>456</text:p>
          </table:table-cell>
          <table:table-cell table:style-name="ce4" table:formula="of:=[.G17]/[.J17]" office:value-type="percentage" office:value="0.0328947368421053" calcext:value-type="percentage">
            <text:p>3.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lation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2" table:formula="of:=[.B18]/[.C18]" office:value-type="percentage" office:value="0.947368421052632" calcext:value-type="percentage">
            <text:p>94.74%</text:p>
          </table:table-cell>
          <table:table-cell office:value-type="float" office:value="658" calcext:value-type="float">
            <text:p>658</text:p>
          </table:table-cell>
          <table:table-cell table:style-name="ce4" table:formula="of:=[.B18]/[.E18]" office:value-type="percentage" office:value="0.0273556231003039" calcext:value-type="percentage">
            <text:p>2.74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table:formula="of:=[.G18]/[.H18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8]/[.J18]" office:value-type="percentage" office:value="0.00657894736842105" calcext:value-type="percentage">
            <text:p>0.6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-Proble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table:formula="of:=[.B19]/[.C19]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9]/[.E19]" office:value-type="percentage" office:value="0.00151975683890578" calcext:value-type="percentage">
            <text:p>0.15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table:formula="of:=[.G19]/[.H19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9]/[.J19]" office:value-type="percentage" office:value="0.00657894736842105" calcext:value-type="percentage">
            <text:p>0.6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ization:-Guest-Instal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table:formula="of:=[.B20]/[.C20]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0]/[.E20]" office:value-type="percentage" office:value="0.00151975683890578" calcext:value-type="percentage">
            <text:p>0.1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G20]/[.H20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0]/[.J20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-ATI/fglrx-Driv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table:formula="of:=[.B21]/[.C21]" office:value-type="percentage" office:value="0.666666666666667" calcext:value-type="percentage">
            <text:p>66.67%</text:p>
          </table:table-cell>
          <table:table-cell office:value-type="float" office:value="658" calcext:value-type="float">
            <text:p>658</text:p>
          </table:table-cell>
          <table:table-cell table:style-name="ce4" table:formula="of:=[.B21]/[.E21]" office:value-type="percentage" office:value="0.00303951367781155" calcext:value-type="percentage">
            <text:p>0.30%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table:formula="of:=[.G21]/[.H21]" office:value-type="percentage" office:value="0.7" calcext:value-type="percentage">
            <text:p>7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1]/[.J21]" office:value-type="percentage" office:value="0.0153508771929825" calcext:value-type="percentage">
            <text:p>1.5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-nVidia-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table:formula="of:=[.B22]/[.C22]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2]/[.E22]" office:value-type="percentage" office:value="0.00759878419452888" calcext:value-type="percentage">
            <text:p>0.76%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table:formula="of:=[.G22]/[.H22]" office:value-type="percentage" office:value="0.5" calcext:value-type="percentage">
            <text:p>5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2]/[.J22]" office:value-type="percentage" office:value="0.0109649122807018" calcext:value-type="percentage">
            <text:p>1.1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-Server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2" table:formula="of:=[.B23]/[.C23]" office:value-type="percentage" office:value="0.782608695652174" calcext:value-type="percentage">
            <text:p>78.26%</text:p>
          </table:table-cell>
          <table:table-cell office:value-type="float" office:value="658" calcext:value-type="float">
            <text:p>658</text:p>
          </table:table-cell>
          <table:table-cell table:style-name="ce4" table:formula="of:=[.B23]/[.E23]" office:value-type="percentage" office:value="0.0273556231003039" calcext:value-type="percentage">
            <text:p>2.74%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2" table:formula="of:=[.G23]/[.H23]" office:value-type="percentage" office:value="0.666666666666667" calcext:value-type="percentage">
            <text:p>66.67%</text:p>
          </table:table-cell>
          <table:table-cell office:value-type="float" office:value="456" calcext:value-type="float">
            <text:p>456</text:p>
          </table:table-cell>
          <table:table-cell table:style-name="ce4" table:formula="of:=[.G23]/[.J23]" office:value-type="percentage" office:value="0.0482456140350877" calcext:value-type="percentage">
            <text:p>4.8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 table:style-name="ce2" table:formula="of:=[.B24]/[.C24]" office:value-type="percentage" office:value="0.762962962962963" calcext:value-type="percentage">
            <text:p>76.3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4]/[.E24]" office:value-type="percentage" office:value="0.156534954407295" calcext:value-type="percentage">
            <text:p>15.65%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" table:formula="of:=[.G24]/[.H24]" office:value-type="percentage" office:value="0.882352941176471" calcext:value-type="percentage">
            <text:p>88.24%</text:p>
          </table:table-cell>
          <table:table-cell office:value-type="float" office:value="456" calcext:value-type="float">
            <text:p>456</text:p>
          </table:table-cell>
          <table:table-cell table:style-name="ce4" table:formula="of:=[.G24]/[.J24]" office:value-type="percentage" office:value="0.0328947368421053" calcext:value-type="percentage">
            <text:p>3.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ole-Applic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table:formula="of:=[.B25]/[.C25]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5]/[.E25]" office:value-type="percentage" office:value="0.00151975683890578" calcext:value-type="percentage">
            <text:p>0.1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G25]/[.H25]" office:value-type="string" office:string-value="#DIV/0!" calcext:value-type="error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4" table:formula="of:=[.G25]/[.J25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ller</text:p>
          </table:table-cell>
          <table:table-cell office:value-type="float" office:value="138" calcext:value-type="float">
            <text:p>138</text:p>
          </table:table-cell>
          <table:table-cell office:value-type="float" office:value="193" calcext:value-type="float">
            <text:p>193</text:p>
          </table:table-cell>
          <table:table-cell table:style-name="ce2" table:formula="of:=[.B26]/[.C26]" office:value-type="percentage" office:value="0.715025906735751" calcext:value-type="percentage">
            <text:p>71.5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6]/[.E26]" office:value-type="percentage" office:value="0.209726443768997" calcext:value-type="percentage">
            <text:p>20.97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G26]/[.H26]" office:value-type="string" office:string-value="#DIV/0!" calcext:value-type="error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4" table:formula="of:=[.G26]/[.J26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breOffi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B27]/[.C27]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7]/[.E27]" office:value-type="percentage" office:value="0.00151975683890578" calcext:value-type="percentage">
            <text:p>0.1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G27]/[.H27]" office:value-type="string" office:string-value="#DIV/0!" calcext:value-type="error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4" table:formula="of:=[.G27]/[.J27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bzyp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table:formula="of:=[.B28]/[.C28]" office:value-type="percentage" office:value="0.6" calcext:value-type="percentage">
            <text:p>6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8]/[.E28]" office:value-type="percentage" office:value="0.00455927051671732" calcext:value-type="percentage">
            <text:p>0.46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G28]/[.H28]" office:value-type="string" office:string-value="#DIV/0!" calcext:value-type="error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4" table:formula="of:=[.G28]/[.J28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table:formula="of:=[.B29]/[.C29]" office:value-type="percentage" office:value="0.7" calcext:value-type="percentage">
            <text:p>7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9]/[.E29]" office:value-type="percentage" office:value="0.0106382978723404" calcext:value-type="percentage">
            <text:p>1.06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G29]/[.H29]" office:value-type="string" office:string-value="#DIV/0!" calcext:value-type="error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4" table:formula="of:=[.G29]/[.J29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ization:-Management-Tool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formula="of:=[.B30]/[.C30]" office:value-type="percentage" office:value="0.8" calcext:value-type="percentage">
            <text:p>8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30]/[.E30]" office:value-type="percentage" office:value="0.0060790273556231" calcext:value-type="percentage">
            <text:p>0.6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G30]/[.H30]" office:value-type="string" office:string-value="#DIV/0!" calcext:value-type="error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4" table:formula="of:=[.G30]/[.J30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P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B31]/[.C31]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31]/[.E31]" office:value-type="percentage" office:value="0.00151975683890578" calcext:value-type="percentage">
            <text:p>0.1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G31]/[.H31]" office:value-type="string" office:string-value="#DIV/0!" calcext:value-type="error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4" table:formula="of:=[.G31]/[.J31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Arm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32]/[.C32]" office:value-type="string" office:string-value="#DIV/0!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32]/[.E32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G32]/[.H32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2]/[.J32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she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33]/[.C33]" office:value-type="string" office:string-value="#DIV/0!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33]/[.E33]" office:value-type="percentage" office:value="0" calcext:value-type="percentage">
            <text:p>0.00%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[.G33]/[.H33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3]/[.J33]" office:value-type="percentage" office:value="0.0087719298245614" calcext:value-type="percentage">
            <text:p>0.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otload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34]/[.C34]" office:value-type="string" office:string-value="#DIV/0!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34]/[.E34]" office:value-type="percentage" office:value="0" calcext:value-type="percentage">
            <text:p>0.00%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table:formula="of:=[.G34]/[.H34]" office:value-type="percentage" office:value="0.875" calcext:value-type="percentage">
            <text:p>87.5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4]/[.J34]" office:value-type="percentage" office:value="0.0153508771929825" calcext:value-type="percentage">
            <text:p>1.5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ll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35]/[.C35]" office:value-type="string" office:string-value="#DIV/0!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35]/[.E35]" office:value-type="percentage" office:value="0" calcext:value-type="percentage">
            <text:p>0.00%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2" table:formula="of:=[.G35]/[.H35]" office:value-type="percentage" office:value="0.517241379310345" calcext:value-type="percentage">
            <text:p>51.72%</text:p>
          </table:table-cell>
          <table:table-cell office:value-type="float" office:value="456" calcext:value-type="float">
            <text:p>456</text:p>
          </table:table-cell>
          <table:table-cell table:style-name="ce4" table:formula="of:=[.G35]/[.J35]" office:value-type="percentage" office:value="0.0328947368421053" calcext:value-type="percentage">
            <text:p>3.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D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36]/[.C36]" office:value-type="string" office:string-value="#DIV/0!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36]/[.E36]" office:value-type="percentage" office:value="0" calcext:value-type="percentage">
            <text:p>0.00%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" table:formula="of:=[.G36]/[.H36]" office:value-type="percentage" office:value="0.818181818181818" calcext:value-type="percentage">
            <text:p>81.82%</text:p>
          </table:table-cell>
          <table:table-cell office:value-type="float" office:value="456" calcext:value-type="float">
            <text:p>456</text:p>
          </table:table-cell>
          <table:table-cell table:style-name="ce4" table:formula="of:=[.G36]/[.J36]" office:value-type="percentage" office:value="0.0197368421052632" calcext:value-type="percentage">
            <text:p>1.9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37]/[.C37]" office:value-type="string" office:string-value="#DIV/0!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37]/[.E37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G37]/[.H37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7]/[.J37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bile-Devic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38]/[.C38]" office:value-type="string" office:string-value="#DIV/0!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38]/[.E38]" office:value-type="percentage" office:value="0" calcext:value-type="percentage">
            <text:p>0.00%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 table:style-name="ce2" table:formula="of:=[.G38]/[.H38]" office:value-type="percentage" office:value="0.671232876712329" calcext:value-type="percentage">
            <text:p>67.12%</text:p>
          </table:table-cell>
          <table:table-cell office:value-type="float" office:value="456" calcext:value-type="float">
            <text:p>456</text:p>
          </table:table-cell>
          <table:table-cell table:style-name="ce4" table:formula="of:=[.G38]/[.J38]" office:value-type="percentage" office:value="0.214912280701754" calcext:value-type="percentage">
            <text:p>21.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vell-Client-for-Linu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39]/[.C39]" office:value-type="string" office:string-value="#DIV/0!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39]/[.E39]" office:value-type="percentage" office:value="0" calcext:value-type="percentage">
            <text:p>0.00%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table:formula="of:=[.G39]/[.H39]" office:value-type="percentage" office:value="0.571428571428571" calcext:value-type="percentage">
            <text:p>57.14%</text:p>
          </table:table-cell>
          <table:table-cell office:value-type="float" office:value="456" calcext:value-type="float">
            <text:p>456</text:p>
          </table:table-cell>
          <table:table-cell table:style-name="ce4" table:formula="of:=[.G39]/[.J39]" office:value-type="percentage" office:value="0.0087719298245614" calcext:value-type="percentage">
            <text:p>0.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ization:-Keyboard,-Mouse,-Vide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40]/[.C40]" office:value-type="string" office:string-value="#DIV/0!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40]/[.E40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G40]/[.H40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40]/[.J40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EN:-Save-/-Restore-/-Migrat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41]/[.C41]" office:value-type="string" office:string-value="#DIV/0!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41]/[.E41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table:formula="of:=[.G41]/[.H41]" office:value-type="percentage" office:value="0.5" calcext:value-type="percentage">
            <text:p>5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41]/[.J41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iz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42]/[.C42]" office:value-type="string" office:string-value="#DIV/0!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42]/[.E42]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table:formula="of:=[.G42]/[.H42]" office:value-type="percentage" office:value="0" calcext:value-type="percentage">
            <text:p>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42]/[.J42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 12 vs 11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3"/>
        <table:table-column table:style-name="co16" table:default-cell-style-name="ce1"/>
        <table:table-column table:style-name="co4" table:default-cell-style-name="ce3"/>
        <table:table-column table:style-name="co17" table:default-cell-style-name="ce1"/>
        <table:table-column table:style-name="co18" table:default-cell-style-name="ce1"/>
        <table:table-column table:style-name="co3" table:default-cell-style-name="ce3"/>
        <table:table-column table:style-name="co16" table:default-cell-style-name="ce1"/>
        <table:table-column table:style-name="co4" table:default-cell-style-name="ce3"/>
        <table:table-column table:style-name="co2" table:number-columns-repeated="1013" table:default-cell-style-name="ce1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Team-12-valid</text:p>
          </table:table-cell>
          <table:table-cell office:value-type="string" calcext:value-type="string">
            <text:p>Team-12-all</text:p>
          </table:table-cell>
          <table:table-cell table:style-name="ce5" office:value-type="string" calcext:value-type="string">
            <text:p>percentage valid/all</text:p>
          </table:table-cell>
          <table:table-cell office:value-type="string" calcext:value-type="string">
            <text:p>total</text:p>
          </table:table-cell>
          <table:table-cell table:style-name="ce4" office:value-type="string" calcext:value-type="string">
            <text:p>percentage valid/total</text:p>
          </table:table-cell>
          <table:table-cell office:value-type="string" calcext:value-type="string">
            <text:p>Team-11-valid</text:p>
          </table:table-cell>
          <table:table-cell office:value-type="string" calcext:value-type="string">
            <text:p>Team-11-all</text:p>
          </table:table-cell>
          <table:table-cell table:style-name="ce5" office:value-type="string" calcext:value-type="string">
            <text:p>percentage valid/all</text:p>
          </table:table-cell>
          <table:table-cell office:value-type="string" calcext:value-type="string">
            <text:p>total</text:p>
          </table:table-cell>
          <table:table-cell table:style-name="ce4" office:value-type="string" calcext:value-type="string">
            <text:p>percentage valid/to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B2]/[.C2]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]/[.E2]" office:value-type="percentage" office:value="0.0165289256198347" calcext:value-type="percentage">
            <text:p>1.65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G2]/[.H2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]/[.J2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table:formula="of:=[.B3]/[.C3]" office:value-type="percentage" office:value="0.666666666666667" calcext:value-type="percentage">
            <text:p>66.67%</text:p>
          </table:table-cell>
          <table:table-cell office:value-type="float" office:value="121" calcext:value-type="float">
            <text:p>121</text:p>
          </table:table-cell>
          <table:table-cell table:style-name="ce4" table:formula="of:=[.B3]/[.E3]" office:value-type="percentage" office:value="0.0165289256198347" calcext:value-type="percentage">
            <text:p>1.65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table:formula="of:=[.G3]/[.H3]" office:value-type="percentage" office:value="0.5" calcext:value-type="percentage">
            <text:p>5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3]/[.J3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ox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table:formula="of:=[.B4]/[.C4]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4]/[.E4]" office:value-type="percentage" office:value="0.0247933884297521" calcext:value-type="percentage">
            <text:p>2.48%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table:formula="of:=[.G4]/[.H4]" office:value-type="percentage" office:value="0.571428571428571" calcext:value-type="percentage">
            <text:p>57.14%</text:p>
          </table:table-cell>
          <table:table-cell office:value-type="float" office:value="49" calcext:value-type="float">
            <text:p>49</text:p>
          </table:table-cell>
          <table:table-cell table:style-name="ce4" table:formula="of:=[.G4]/[.J4]" office:value-type="percentage" office:value="0.0816326530612245" calcext:value-type="percentage">
            <text:p>8.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5" table:formula="of:=[.B5]/[.C5]" office:value-type="percentage" office:value="0.939393939393939" calcext:value-type="percentage">
            <text:p>93.94%</text:p>
          </table:table-cell>
          <table:table-cell office:value-type="float" office:value="121" calcext:value-type="float">
            <text:p>121</text:p>
          </table:table-cell>
          <table:table-cell table:style-name="ce4" table:formula="of:=[.B5]/[.E5]" office:value-type="percentage" office:value="0.256198347107438" calcext:value-type="percentage">
            <text:p>25.62%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5" table:formula="of:=[.G5]/[.H5]" office:value-type="percentage" office:value="0.66666666666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4" table:formula="of:=[.G5]/[.J5]" office:value-type="percentage" office:value="0.163265306122449" calcext:value-type="percentage">
            <text:p>16.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table:formula="of:=[.B6]/[.C6]" office:value-type="percentage" office:value="0.333333333333333" calcext:value-type="percentage">
            <text:p>33.33%</text:p>
          </table:table-cell>
          <table:table-cell office:value-type="float" office:value="121" calcext:value-type="float">
            <text:p>121</text:p>
          </table:table-cell>
          <table:table-cell table:style-name="ce4" table:formula="of:=[.B6]/[.E6]" office:value-type="percentage" office:value="0.00826446280991736" calcext:value-type="percentage">
            <text:p>0.8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table:formula="of:=[.G6]/[.H6]" office:value-type="percentage" office:value="0.5" calcext:value-type="percentage">
            <text:p>5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6]/[.J6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table:formula="of:=[.B7]/[.C7]" office:value-type="percentage" office:value="0.714285714285714" calcext:value-type="percentage">
            <text:p>71.43%</text:p>
          </table:table-cell>
          <table:table-cell office:value-type="float" office:value="121" calcext:value-type="float">
            <text:p>121</text:p>
          </table:table-cell>
          <table:table-cell table:style-name="ce4" table:formula="of:=[.B7]/[.E7]" office:value-type="percentage" office:value="0.0413223140495868" calcext:value-type="percentage">
            <text:p>4.13%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table:formula="of:=[.G7]/[.H7]" office:value-type="percentage" office:value="0.66666666666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4" table:formula="of:=[.G7]/[.J7]" office:value-type="percentage" office:value="0.0816326530612245" calcext:value-type="percentage">
            <text:p>8.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table:formula="of:=[.B8]/[.C8]" office:value-type="percentage" office:value="0.714285714285714" calcext:value-type="percentage">
            <text:p>71.43%</text:p>
          </table:table-cell>
          <table:table-cell office:value-type="float" office:value="121" calcext:value-type="float">
            <text:p>121</text:p>
          </table:table-cell>
          <table:table-cell table:style-name="ce4" table:formula="of:=[.B8]/[.E8]" office:value-type="percentage" office:value="0.0413223140495868" calcext:value-type="percentage">
            <text:p>4.13%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5" table:formula="of:=[.G8]/[.H8]" office:value-type="percentage" office:value="0.66666666666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4" table:formula="of:=[.G8]/[.J8]" office:value-type="percentage" office:value="0.122448979591837" calcext:value-type="percentage">
            <text:p>12.2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table:formula="of:=[.B9]/[.C9]" office:value-type="percentage" office:value="0.833333333333333" calcext:value-type="percentage">
            <text:p>83.33%</text:p>
          </table:table-cell>
          <table:table-cell office:value-type="float" office:value="121" calcext:value-type="float">
            <text:p>121</text:p>
          </table:table-cell>
          <table:table-cell table:style-name="ce4" table:formula="of:=[.B9]/[.E9]" office:value-type="percentage" office:value="0.0413223140495868" calcext:value-type="percentage">
            <text:p>4.13%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table:formula="of:=[.G9]/[.H9]" office:value-type="percentage" office:value="0.714285714285714" calcext:value-type="percentage">
            <text:p>71.43%</text:p>
          </table:table-cell>
          <table:table-cell office:value-type="float" office:value="49" calcext:value-type="float">
            <text:p>49</text:p>
          </table:table-cell>
          <table:table-cell table:style-name="ce4" table:formula="of:=[.G9]/[.J9]" office:value-type="percentage" office:value="0.102040816326531" calcext:value-type="percentage">
            <text:p>10.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B10]/[.C10]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10]/[.E10]" office:value-type="percentage" office:value="0.00826446280991736" calcext:value-type="percentage">
            <text:p>0.83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0]/[.H10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10]/[.J10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table:formula="of:=[.B11]/[.C11]" office:value-type="percentage" office:value="0.666666666666667" calcext:value-type="percentage">
            <text:p>66.67%</text:p>
          </table:table-cell>
          <table:table-cell office:value-type="float" office:value="121" calcext:value-type="float">
            <text:p>121</text:p>
          </table:table-cell>
          <table:table-cell table:style-name="ce4" table:formula="of:=[.B11]/[.E11]" office:value-type="percentage" office:value="0.0165289256198347" calcext:value-type="percentage">
            <text:p>1.65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table:formula="of:=[.G11]/[.H11]" office:value-type="percentage" office:value="0.66666666666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4" table:formula="of:=[.G11]/[.J11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-Serv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table:formula="of:=[.B12]/[.C12]" office:value-type="percentage" office:value="0.333333333333333" calcext:value-type="percentage">
            <text:p>33.33%</text:p>
          </table:table-cell>
          <table:table-cell office:value-type="float" office:value="121" calcext:value-type="float">
            <text:p>121</text:p>
          </table:table-cell>
          <table:table-cell table:style-name="ce4" table:formula="of:=[.B12]/[.E12]" office:value-type="percentage" office:value="0.00826446280991736" calcext:value-type="percentage">
            <text:p>0.83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G12]/[.H12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12]/[.J12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table:formula="of:=[.B13]/[.C13]" office:value-type="percentage" office:value="0.894736842105263" calcext:value-type="percentage">
            <text:p>89.47%</text:p>
          </table:table-cell>
          <table:table-cell office:value-type="float" office:value="121" calcext:value-type="float">
            <text:p>121</text:p>
          </table:table-cell>
          <table:table-cell table:style-name="ce4" table:formula="of:=[.B13]/[.E13]" office:value-type="percentage" office:value="0.140495867768595" calcext:value-type="percentage">
            <text:p>14.0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3]/[.H13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13]/[.J13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twork-and-Brand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table:formula="of:=[.B14]/[.C14]" office:value-type="percentage" office:value="0.666666666666667" calcext:value-type="percentage">
            <text:p>66.67%</text:p>
          </table:table-cell>
          <table:table-cell office:value-type="float" office:value="121" calcext:value-type="float">
            <text:p>121</text:p>
          </table:table-cell>
          <table:table-cell table:style-name="ce4" table:formula="of:=[.B14]/[.E14]" office:value-type="percentage" office:value="0.0165289256198347" calcext:value-type="percentage">
            <text:p>1.6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14]/[.H14]" office:value-type="string" office:string-value="#DIV/0!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14]/[.J14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esystem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5" table:formula="of:=[.B15]/[.C15]" office:value-type="percentage" office:value="0.375" calcext:value-type="percentage">
            <text:p>37.50%</text:p>
          </table:table-cell>
          <table:table-cell office:value-type="float" office:value="121" calcext:value-type="float">
            <text:p>121</text:p>
          </table:table-cell>
          <table:table-cell table:style-name="ce4" table:formula="of:=[.B15]/[.E15]" office:value-type="percentage" office:value="0.0247933884297521" calcext:value-type="percentage">
            <text:p>2.48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15]/[.H15]" office:value-type="string" office:string-value="#DIV/0!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15]/[.J15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ller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style-name="ce5" table:formula="of:=[.B16]/[.C16]" office:value-type="percentage" office:value="0.615384615384615" calcext:value-type="percentage">
            <text:p>61.54%</text:p>
          </table:table-cell>
          <table:table-cell office:value-type="float" office:value="121" calcext:value-type="float">
            <text:p>121</text:p>
          </table:table-cell>
          <table:table-cell table:style-name="ce4" table:formula="of:=[.B16]/[.E16]" office:value-type="percentage" office:value="0.264462809917355" calcext:value-type="percentage">
            <text:p>26.4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16]/[.H16]" office:value-type="string" office:string-value="#DIV/0!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16]/[.J16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bzyp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table:formula="of:=[.B17]/[.C17]" office:value-type="percentage" office:value="0.5" calcext:value-type="percentage">
            <text:p>5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17]/[.E17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17]/[.H17]" office:value-type="string" office:string-value="#DIV/0!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17]/[.J17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table:formula="of:=[.B18]/[.C18]" office:value-type="percentage" office:value="0.5" calcext:value-type="percentage">
            <text:p>5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18]/[.E18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18]/[.H18]" office:value-type="string" office:string-value="#DIV/0!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18]/[.J18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table:formula="of:=[.B19]/[.C19]" office:value-type="percentage" office:value="0.8" calcext:value-type="percentage">
            <text:p>8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19]/[.E19]" office:value-type="percentage" office:value="0.0330578512396694" calcext:value-type="percentage">
            <text:p>3.3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19]/[.H19]" office:value-type="string" office:string-value="#DIV/0!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19]/[.J19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lation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B20]/[.C20]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0]/[.E20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20]/[.H20]" office:value-type="string" office:string-value="#DIV/0!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20]/[.J20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ization:-Guest-Installat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B21]/[.C21]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1]/[.E21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21]/[.H21]" office:value-type="string" office:string-value="#DIV/0!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21]/[.J21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ization:-Management-Tool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B22]/[.C22]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2]/[.E22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22]/[.H22]" office:value-type="string" office:string-value="#DIV/0!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22]/[.J22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ole-Applic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table:formula="of:=[.B23]/[.C23]"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3]/[.E23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23]/[.H23]" office:value-type="string" office:string-value="#DIV/0!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23]/[.J23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-Proble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table:formula="of:=[.B24]/[.C24]"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4]/[.E24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24]/[.H24]" office:value-type="string" office:string-value="#DIV/0!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24]/[.J24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she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25]/[.C25]" office:value-type="string" office:string-value="#DIV/0!" calcext:value-type="error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4" table:formula="of:=[.B25]/[.E25]" office:value-type="percentage" office:value="0" calcext:value-type="percentage">
            <text:p>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G25]/[.H25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5]/[.J25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ll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26]/[.C26]" office:value-type="string" office:string-value="#DIV/0!" calcext:value-type="error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4" table:formula="of:=[.B26]/[.E26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table:formula="of:=[.G26]/[.H26]" office:value-type="percentage" office:value="0.6" calcext:value-type="percentage">
            <text:p>6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6]/[.J26]" office:value-type="percentage" office:value="0.0612244897959184" calcext:value-type="percentage">
            <text:p>6.1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bile-Devic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27]/[.C27]" office:value-type="string" office:string-value="#DIV/0!" calcext:value-type="error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4" table:formula="of:=[.B27]/[.E27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7]/[.H27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7]/[.J27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vell-Client-for-Linu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28]/[.C28]" office:value-type="string" office:string-value="#DIV/0!" calcext:value-type="error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4" table:formula="of:=[.B28]/[.E28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8]/[.H28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8]/[.J28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-Problem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29]/[.C29]" office:value-type="string" office:string-value="#DIV/0!" calcext:value-type="error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4" table:formula="of:=[.B29]/[.E29]" office:value-type="percentage" office:value="0" calcext:value-type="percentage">
            <text:p>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G29]/[.H29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9]/[.J29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-ATI/fglrx-Driv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30]/[.C30]" office:value-type="string" office:string-value="#DIV/0!" calcext:value-type="error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4" table:formula="of:=[.B30]/[.E30]" office:value-type="percentage" office:value="0" calcext:value-type="percentage">
            <text:p>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G30]/[.H30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30]/[.J30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EN:-Save-/-Restore-/-Migrat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31]/[.C31]" office:value-type="string" office:string-value="#DIV/0!" calcext:value-type="error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4" table:formula="of:=[.B31]/[.E31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table:formula="of:=[.G31]/[.H31]" office:value-type="percentage" office:value="0.5" calcext:value-type="percentage">
            <text:p>5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31]/[.J31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 style:data-style-name="N2" text:time-value="0000-00-00T19:11:42.848936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12-05T14:43:20.201822392</meta:creation-date>
    <dc:date>2014-12-05T19:26:40.159128790</dc:date>
    <dc:creator>xiaojun </dc:creator>
    <meta:editing-duration>PT4H3M53S</meta:editing-duration>
    <meta:editing-cycles>15</meta:editing-cycles>
    <meta:generator>LibreOffice/4.1.6.2$Linux_X86_64 LibreOffice_project/410m0$Build-2</meta:generator>
    <meta:document-statistic meta:table-count="6" meta:cell-count="1263" meta:object-count="0"/>
  </office:meta>
</office:document-meta>
</file>